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772in" fo:min-width="0.6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tyle:run-through="foreground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7772in" fo:min-width="0.6945in" style:run-through="foreground"/>
    </style:style>
    <style:style style:name="gr24" style:family="graphic">
      <style:graphic-properties draw:textarea-horizontal-align="justify" draw:textarea-vertical-align="middle" draw:auto-grow-height="false" fo:min-height="0.5866in" fo:min-width="0.5244in" style:run-through="foreground"/>
    </style:style>
    <style:style style:name="gr25" style:family="graphic">
      <style:graphic-properties draw:textarea-horizontal-align="justify" draw:textarea-vertical-align="middle" draw:auto-grow-height="false" fo:min-height="0.552in" fo:min-width="0.4929in" style:run-through="foreground"/>
    </style:style>
    <style:style style:name="gr26" style:family="graphic">
      <style:graphic-properties draw:textarea-horizontal-align="justify" draw:textarea-vertical-align="middle" draw:auto-grow-height="false" fo:min-height="0.552in" fo:min-width="0.4937in" style:run-through="foreground"/>
    </style:style>
    <style:style style:name="gr27" style:family="graphic">
      <style:graphic-properties draw:textarea-horizontal-align="justify" draw:textarea-vertical-align="middle" draw:auto-grow-height="false" fo:min-height="0.4134in" fo:min-width="0.3689in" style:run-through="foreground"/>
    </style:style>
    <style:style style:name="gr28" style:family="graphic">
      <style:graphic-properties draw:textarea-horizontal-align="justify" draw:textarea-vertical-align="middle" draw:auto-grow-height="false" fo:min-height="0.4134in" fo:min-width="0.3693in" style:run-through="foreground"/>
    </style:style>
    <style:style style:name="gr29" style:family="graphic">
      <style:graphic-properties draw:textarea-horizontal-align="justify" draw:textarea-vertical-align="middle" draw:auto-grow-height="false" fo:min-height="0.4134in" fo:min-width="0.3701in" style:run-through="foreground"/>
    </style:style>
    <style:style style:name="gr30" style:family="graphic">
      <style:graphic-properties draw:textarea-horizontal-align="justify" draw:textarea-vertical-align="middle" draw:auto-grow-height="false" fo:min-height="0.3091in" fo:min-width="0.2756in" style:run-through="foreground"/>
    </style:style>
    <style:style style:name="gr31" style:family="graphic">
      <style:graphic-properties draw:textarea-horizontal-align="justify" draw:textarea-vertical-align="middle" draw:auto-grow-height="false" fo:min-height="0.3091in" fo:min-width="0.2764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4" svg:width="0.4067in" svg:height="0.7768in" svg:x="0.1929in" svg:y="0.2236in"><text:p text:style-name="P3"><text:span text:style-name="T1">Input</text:span></text:p><text:p text:style-name="P3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5" svg:width="0.7748in" svg:height="0.7768in" svg:x="0.6217in" svg:y="0.2236in"><text:p text:style-name="P3"><text:span text:style-name="T1">CONV1+ReLU</text:span></text:p><text:p text:style-name="P3"><text:span text:style-name="T1">filters: 20</text:span></text:p><text:p text:style-name="P3"><text:span text:style-name="T1">f_size: 4x4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6" svg:width="0.5287in" svg:height="0.7768in" svg:x="1.4181in" svg:y="0.2236in"><text:p text:style-name="P3"><text:span text:style-name="T1">POOL1</text:span></text:p><text:p text:style-name="P3"><text:span text:style-name="T1">f_size: 2x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5" svg:width="0.7406in" svg:height="0.7768in" svg:x="1.9626in" svg:y="0.2236in"><text:p text:style-name="P3"><text:span text:style-name="T1">CONV2+ReLU</text:span></text:p><text:p text:style-name="P3"><text:span text:style-name="T1">filters: 40</text:span></text:p><text:p text:style-name="P3"><text:span text:style-name="T1">f_size: 3x3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0.5524in" svg:height="0.7768in" svg:x="2.7193in" svg:y="0.2236in"><text:p text:style-name="P3"><text:span text:style-name="T1">POOL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7" svg:width="0.5524in" svg:height="0.7768in" svg:x="3.2937in" svg:y="0.2236in"><text:p text:style-name="P3"><text:span text:style-name="T1">FC1+ReLU</text:span></text:p><text:p text:style-name="P3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7" svg:width="0.5524in" svg:height="0.7768in" svg:x="3.8681in" svg:y="0.2236in"><text:p text:style-name="P3"><text:span text:style-name="T1">FC2+ReLU</text:span></text:p><text:p text:style-name="P3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8" svg:width="0.3331in" svg:height="0.7768in" svg:x="0.1929in" svg:y="0.0319in"><text:p text:style-name="P3"><text:span text:style-name="T2">Input</text:span></text:p><text:p text:style-name="P3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9" svg:width="0.5504in" svg:height="0.7768in" svg:x="0.5437in" svg:y="0.0319in"><text:p text:style-name="P3"><text:span text:style-name="T2">CONV1+ReLU</text:span></text:p><text:p text:style-name="P3"><text:span text:style-name="T2">filters: 20</text:span></text:p><text:p text:style-name="P3"><text:span text:style-name="T2">f_size: 4x4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9" svg:width="0.5504in" svg:height="0.7768in" svg:x="1.5366in" svg:y="0.0319in"><text:p text:style-name="P3"><text:span text:style-name="T2">CONV2+ReLU</text:span></text:p><text:p text:style-name="P3"><text:span text:style-name="T2">filters: 4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0" svg:width="0.4098in" svg:height="0.7768in" svg:x="1.111in" svg:y="0.0319in"><text:p text:style-name="P3"><text:span text:style-name="T2">POOL1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0" svg:width="0.4157in" svg:height="0.7768in" svg:x="2.1055in" svg:y="0.0374in"><text:p text:style-name="P3"><text:span text:style-name="T2">POOL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9" svg:width="0.5504in" svg:height="0.7768in" svg:x="2.5374in" svg:y="0.0319in"><text:p text:style-name="P3"><text:span text:style-name="T2">CONV3+ReLU</text:span></text:p><text:p text:style-name="P3"><text:span text:style-name="T2">filters: 6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0" svg:width="0.4098in" svg:height="0.7768in" svg:x="3.0992in" svg:y="0.0319in"><text:p text:style-name="P3"><text:span text:style-name="T2">POOL3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9" svg:width="0.548in" svg:height="0.7768in" svg:x="3.5252in" svg:y="0.0319in"><text:p text:style-name="P3"><text:span text:style-name="T2">CONV4+ReLU</text:span></text:p><text:p text:style-name="P3"><text:span text:style-name="T2">filters: 80</text:span></text:p><text:p text:style-name="P3"><text:span text:style-name="T2">f_size: 2x2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1" svg:width="0.4512in" svg:height="0.7768in" svg:x="4.0898in" svg:y="0.0319in"><text:p text:style-name="P3"><text:span text:style-name="T2">FC1+ReLU</text:span></text:p><text:p text:style-name="P3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1" svg:width="0.4217in" svg:height="0.7768in" svg:x="4.5571in" svg:y="0.0319in"><text:p text:style-name="P3"><text:span text:style-name="T2">FC2+ReLU</text:span></text:p><text:p text:style-name="P3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8" svg:width="0.4012in" svg:height="0.7768in" svg:x="0.1764in" svg:y="0.0319in"><text:p text:style-name="P3"><text:span text:style-name="T2">Input</text:span></text:p><text:p text:style-name="P3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9" svg:width="0.5504in" svg:height="0.7768in" svg:x="0.5937in" svg:y="0.0319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0" svg:width="0.4098in" svg:height="0.7768in" svg:x="1.161in" svg:y="0.0319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9" svg:width="0.5504in" svg:height="0.7768in" svg:x="1.9366in" svg:y="0.0319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0" svg:width="0.4157in" svg:height="0.7768in" svg:x="2.5055in" svg:y="0.0374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1" svg:width="0.4512in" svg:height="0.7768in" svg:x="4.6307in" svg:y="0.0319in"><text:p text:style-name="P3"><text:span text:style-name="T2">FC1</text:span></text:p><text:p text:style-name="P3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9" svg:width="0.5504in" svg:height="0.7768in" svg:x="3.2925in" svg:y="0.0319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0" svg:width="0.4098in" svg:height="0.7768in" svg:x="3.8543in" svg:y="0.0319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1" svg:width="0.4512in" svg:height="0.7768in" svg:x="5.4429in" svg:y="0.0319in"><text:p text:style-name="P3"><text:span text:style-name="T2">FC2</text:span></text:p><text:p text:style-name="P3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2" svg:width="0.3331in" svg:height="0.7768in" svg:x="1.5854in" svg:y="0.0319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2" svg:width="0.3331in" svg:height="0.7768in" svg:x="2.9402in" svg:y="0.0374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2" svg:width="0.3331in" svg:height="0.7768in" svg:x="4.2783in" svg:y="0.0319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2" svg:width="0.3331in" svg:height="0.7768in" svg:x="5.0957in" svg:y="0.0319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1" svg:width="0.4217in" svg:height="0.7768in" svg:x="5.9083in" svg:y="0.0319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8" svg:width="0.3331in" svg:height="0.7768in" svg:x="0.2319in" svg:y="0.4228in"><text:p text:style-name="P3"><text:span text:style-name="T2">Input</text:span></text:p><text:p text:style-name="P3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9" svg:width="0.4051in" svg:height="0.7768in" svg:x="0.5827in" svg:y="0.4228in"><text:p text:style-name="P3"><text:span text:style-name="T2">CONV1.1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0" svg:width="0.4098in" svg:height="0.7768in" svg:x="1.4327in" svg:y="0.4228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9" svg:width="0.3787in" svg:height="0.7768in" svg:x="2.2083in" svg:y="0.4228in"><text:p text:style-name="P3"><text:span text:style-name="T2">CONV2.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0" svg:width="0.4157in" svg:height="0.7768in" svg:x="2.9992in" svg:y="0.4283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1" svg:width="0.4512in" svg:height="0.7768in" svg:x="5.3681in" svg:y="0.4228in"><text:p text:style-name="P3"><text:span text:style-name="T2">FC1</text:span></text:p><text:p text:style-name="P3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1" svg:width="0.4217in" svg:height="0.7768in" svg:x="6.6457in" svg:y="0.4228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9" svg:width="0.3858in" svg:height="0.7768in" svg:x="3.7862in" svg:y="0.4228in"><text:p text:style-name="P3"><text:span text:style-name="T2">CONV3.1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0" svg:width="0.4098in" svg:height="0.7768in" svg:x="4.5917in" svg:y="0.4228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1" svg:width="0.4512in" svg:height="0.7768in" svg:x="6.1807in" svg:y="0.4228in"><text:p text:style-name="P3"><text:span text:style-name="T2">FC2</text:span></text:p><text:p text:style-name="P3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2" svg:width="0.3331in" svg:height="0.7768in" svg:x="1.8571in" svg:y="0.4228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3331in" svg:height="0.7768in" svg:x="3.4339in" svg:y="0.4283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2" svg:width="0.3331in" svg:height="0.7768in" svg:x="5.0161in" svg:y="0.4228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2" svg:width="0.3331in" svg:height="0.7768in" svg:x="5.8335in" svg:y="0.4228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9" svg:width="0.4106in" svg:height="0.7768in" svg:x="1.0075in" svg:y="0.4228in"><text:p text:style-name="P3"><text:span text:style-name="T2">CONV1.2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9" svg:width="0.3787in" svg:height="0.7768in" svg:x="2.6043in" svg:y="0.428in"><text:p text:style-name="P3"><text:span text:style-name="T2">CONV2.2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9" svg:width="0.3858in" svg:height="0.7768in" svg:x="4.1898in" svg:y="0.4228in"><text:p text:style-name="P3"><text:span text:style-name="T2">CONV3.2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8" svg:width="0.3331in" svg:height="0.7768in" svg:x="0.2189in" svg:y="0.852in"><text:p text:style-name="P3"><text:span text:style-name="T2">Input</text:span></text:p><text:p text:style-name="P3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9" svg:width="0.5504in" svg:height="0.7768in" svg:x="0.5693in" svg:y="0.852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0" svg:width="0.4098in" svg:height="0.7768in" svg:x="1.1366in" svg:y="0.852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9" svg:width="0.5504in" svg:height="0.7768in" svg:x="1.5626in" svg:y="0.852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0" svg:width="0.4157in" svg:height="0.7768in" svg:x="2.1311in" svg:y="0.8575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1" svg:width="0.4512in" svg:height="0.7768in" svg:x="3.5563in" svg:y="0.852in"><text:p text:style-name="P3"><text:span text:style-name="T2">FC1</text:span></text:p><text:p text:style-name="P3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1" svg:width="0.4217in" svg:height="0.7768in" svg:x="4.4902in" svg:y="0.852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9" svg:width="0.5504in" svg:height="0.7768in" svg:x="2.5618in" svg:y="0.852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0" svg:width="0.4098in" svg:height="0.7768in" svg:x="3.1236in" svg:y="0.852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1" svg:width="0.4512in" svg:height="0.7768in" svg:x="4.0252in" svg:y="0.852in"><text:p text:style-name="P3"><text:span text:style-name="T2">FC2</text:span></text:p><text:p text:style-name="P3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g text:anchor-type="paragraph" draw:z-index="59" draw:style-name="gr22"><draw:custom-shape draw:name="Shape2" draw:style-name="gr23" svg:width="0.6949in" svg:height="0.7776in" svg:x="1.3846in" svg:y="0.9346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489in" svg:y="1.0244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5854in" svg:y="1.1138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6748in" svg:y="1.1957in"><text:p/><draw:enhanced-geometry svg:viewBox="0 0 21600 21600" draw:type="rectangle" draw:enhanced-path="M 0 0 L 21600 0 21600 21600 0 21600 0 0 Z N"/></draw:custom-shape></draw:g><draw:g text:anchor-type="paragraph" draw:z-index="60" draw:style-name="gr22"><draw:custom-shape draw:name="Shape2" draw:style-name="gr24" svg:width="0.5248in" svg:height="0.587in" svg:x="2.6193in" svg:y="1.1661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6976in" svg:y="1.2335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7709in" svg:y="1.3016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8386in" svg:y="1.3634in"><text:p/><draw:enhanced-geometry svg:viewBox="0 0 21600 21600" draw:type="rectangle" draw:enhanced-path="M 0 0 L 21600 0 21600 21600 0 21600 0 0 Z N"/></draw:custom-shape></draw:g><draw:g text:anchor-type="paragraph" draw:z-index="61" draw:style-name="gr22"><draw:custom-shape draw:name="Shape2" draw:style-name="gr25" svg:width="0.4933in" svg:height="0.5524in" svg:x="3.5819in" svg:y="1.2311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6563in" svg:y="1.2949in"><text:p/><draw:enhanced-geometry svg:viewBox="0 0 21600 21600" draw:type="rectangle" draw:enhanced-path="M 0 0 L 21600 0 21600 21600 0 21600 0 0 Z N"/></draw:custom-shape><draw:custom-shape draw:name="Shape2" draw:style-name="gr26" svg:width="0.4941in" svg:height="0.5524in" svg:x="3.7244in" svg:y="1.3583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789in" svg:y="1.4165in"><text:p/><draw:enhanced-geometry svg:viewBox="0 0 21600 21600" draw:type="rectangle" draw:enhanced-path="M 0 0 L 21600 0 21600 21600 0 21600 0 0 Z N"/></draw:custom-shape></draw:g><draw:g text:anchor-type="paragraph" draw:z-index="62" draw:style-name="gr22"><draw:custom-shape draw:name="Shape2" draw:style-name="gr27" svg:width="0.3689in" svg:height="0.4134in" svg:x="4.4236in" svg:y="1.3953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4791in" svg:y="1.4433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4.5299in" svg:y="1.4906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5783in" svg:y="1.5343in"><text:p/><draw:enhanced-geometry svg:viewBox="0 0 21600 21600" draw:type="rectangle" draw:enhanced-path="M 0 0 L 21600 0 21600 21600 0 21600 0 0 Z N"/></draw:custom-shape></draw:g><draw:g text:anchor-type="paragraph" draw:z-index="63" draw:style-name="gr22"><draw:custom-shape draw:name="Shape2" draw:style-name="gr27" svg:width="0.3689in" svg:height="0.4134in" svg:x="5.0409in" svg:y="1.4398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0965in" svg:y="1.4878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5.1472in" svg:y="1.53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1957in" svg:y="1.5787in"><text:p/><draw:enhanced-geometry svg:viewBox="0 0 21600 21600" draw:type="rectangle" draw:enhanced-path="M 0 0 L 21600 0 21600 21600 0 21600 0 0 Z N"/></draw:custom-shape></draw:g><draw:g text:anchor-type="paragraph" draw:z-index="65" draw:style-name="gr22"><draw:custom-shape draw:name="Shape2" draw:style-name="gr30" svg:width="0.276in" svg:height="0.3094in" svg:x="5.7547in" svg:y="1.5374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7965in" svg:y="1.5736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8346in" svg:y="1.6091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8709in" svg:y="1.6417in"><text:p/><draw:enhanced-geometry svg:viewBox="0 0 21600 21600" draw:type="rectangle" draw:enhanced-path="M 0 0 L 21600 0 21600 21600 0 21600 0 0 Z N"/></draw:custom-shape></draw:g><draw:g text:anchor-type="paragraph" draw:z-index="64" draw:style-name="gr22"><draw:custom-shape draw:name="Shape2" draw:style-name="gr30" svg:width="0.276in" svg:height="0.3094in" svg:x="5.6126in" svg:y="1.3728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6543in" svg:y="1.4091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6925in" svg:y="1.4445in"><text:p/><draw:enhanced-geometry svg:viewBox="0 0 21600 21600" draw:type="rectangle" draw:enhanced-path="M 0 0 L 21600 0 21600 21600 0 21600 0 0 Z N"/></draw:custom-shape><draw:custom-shape draw:name="Shape2" draw:style-name="gr31" svg:width="0.2768in" svg:height="0.3094in" svg:x="5.7287in" svg:y="1.4772in"><text:p/><draw:enhanced-geometry svg:viewBox="0 0 21600 21600" draw:type="rectangle" draw:enhanced-path="M 0 0 L 21600 0 21600 21600 0 21600 0 0 Z N"/></draw:custom-shape></draw:g><draw:custom-shape text:anchor-type="paragraph" draw:z-index="58" draw:name="Shape2" draw:style-name="gr21" svg:width="0.6949in" svg:height="0.7776in" svg:x="0.261in" svg:y="1.0764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0T13:53:03.975511812</dc:date>
    <meta:editing-duration>PT2H4M1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" meta:word-count="2" meta:character-count="4" meta:non-whitespace-character-count="4"/>
  </office:meta>
</office:document-meta>
</file>